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da4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</text:p>
      <text:p text:style-name="Standard">N = 128</text:p>
      <text:p text:style-name="Standard">Birthday attack:</text:p>
      <text:p text:style-name="Standard">Probability of collision with q inputs: Pr(q) = 1 - e ^ ((-q(q-1)) / (2N)) = 1 – e ^((-q(q-1)) / 256)</text:p>
      <text:p text:style-name="Standard">Lowest q such that Pr(q) &gt; .999: q=43 (q=50 for .9999, q=55 for .99999)</text:p>
      <text:p text:style-name="Standard">At q=99, <text:span text:style-name="T1">Pr(q) is too close to 1 for a computer to store the difference.</text:span></text:p>
      <text:p text:style-name="Standard">Birthday attack will break H in time 2^64, which, using the formula in the slides, is 23382 years, a really long time. But at least one collision will most likely be found in 99 tries.</text:p>
      <text:p text:style-name="Standard">=&gt;</text:p>
      <text:p text:style-name="Standard">function find_collision(q)</text:p>
      <text:p text:style-name="Standard"><text:tab/>array encrypts</text:p>
      <text:p text:style-name="Standard"><text:tab/>for i = <text:span text:style-name="T1">1</text:span> to q:</text:p>
      <text:p text:style-name="Standard"><text:tab/><text:tab/>randomInput = generateRandomeInput() //get a valid input that hasn't been used yet</text:p>
      <text:p text:style-name="Standard"><text:tab/><text:tab/>cipher = H(randomInput)</text:p>
      <text:p text:style-name="Standard"><text:tab/><text:tab/>if encrypts contains cipher:</text:p>
      <text:p text:style-name="Standard"><text:tab/><text:tab/><text:tab/>return the two random inputs that collided</text:p>
      <text:p text:style-name="Standard"><text:tab/><text:tab/>else:</text:p>
      <text:p text:style-name="Standard"><text:tab/><text:tab/><text:tab/>add cipher to encrypts</text:p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5T17:35:30.13</meta:creation-date>
    <dc:date>2011-03-06T13:33:09</dc:date>
    <meta:editing-duration>PT00H07M27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18" meta:word-count="134" meta:character-count="730"/>
    <dc:creator>Josh </dc:creator>
  </office:meta>
</office:document-meta>
</file>